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1.65cm" fo:min-width="3.6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65cm" fo:min-width="3.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dde8cb" draw:textarea-horizontal-align="justify" draw:textarea-vertical-align="middle" draw:auto-grow-height="false" fo:min-height="1.65cm" fo:min-width="3.6cm"/>
      <style:paragraph-properties style:writing-mode="lr-tb"/>
    </style:style>
    <style:style style:name="gr6" style:family="graphic" style:parent-style-name="standard">
      <style:graphic-properties draw:fill-color="#e0c2cd" draw:textarea-horizontal-align="justify" draw:textarea-vertical-align="middle" draw:auto-grow-height="false" fo:min-height="1.65cm" fo:min-width="3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dde8cb"/>
      <style:paragraph-properties fo:text-align="center"/>
    </style:style>
    <style:style style:name="P7" style:family="paragraph">
      <loext:graphic-properties draw:fill-color="#e0c2c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1cm" svg:height="1.9cm" svg:x="10.9cm" svg:y="1.6cm">
          <text:p text:style-name="P1">Calcula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1cm" svg:height="1.9cm" svg:x="3.3cm" svg:y="4.5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1cm" svg:height="1.9cm" svg:x="8.2cm" svg:y="4.5cm">
          <text:p text:style-name="P1">Substrac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1cm" svg:height="1.9cm" svg:x="13cm" svg:y="4.5cm">
          <text:p text:style-name="P1">Multiply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1cm" svg:height="1.9cm" svg:x="17.9cm" svg:y="4.5cm">
          <text:p text:style-name="P1">Divid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cm" svg:height="1.673cm" svg:x="13.8cm" svg:y="8.6cm">
          <draw:text-box>
            <text:p>FDD: functional decomposition diagram</text:p>
          </draw:text-box>
        </draw:frame>
        <draw:connector draw:style-name="gr4" draw:text-style-name="P5" draw:layer="layout" svg:x1="10.9cm" svg:y1="2.55cm" svg:x2="5.35cm" svg:y2="4.5cm" draw:start-shape="id1" draw:start-glue-point="3" draw:end-shape="id2" draw:end-glue-point="0" svg:d="M10900 2550h-5550v1950" svg:viewBox="0 0 5551 1951">
          <text:p/>
        </draw:connector>
        <draw:connector draw:style-name="gr4" draw:text-style-name="P5" draw:layer="layout" svg:x1="12.706cm" svg:y1="3.668cm" svg:x2="10.25cm" svg:y2="4.5cm" draw:end-shape="id3" draw:end-glue-point="0" svg:d="M12706 3668v166h-2456v666" svg:viewBox="0 0 2457 833">
          <text:p/>
        </draw:connector>
        <draw:connector draw:style-name="gr4" draw:text-style-name="P5" draw:layer="layout" svg:x1="12.95cm" svg:y1="3.5cm" svg:x2="15.05cm" svg:y2="4.5cm" draw:start-shape="id1" draw:start-glue-point="2" draw:end-shape="id4" draw:end-glue-point="0" svg:d="M12950 3500v500h2100v500" svg:viewBox="0 0 2101 1001">
          <text:p/>
        </draw:connector>
        <draw:connector draw:style-name="gr4" draw:text-style-name="P5" draw:layer="layout" svg:x1="15cm" svg:y1="2.55cm" svg:x2="19.95cm" svg:y2="4.5cm" draw:start-shape="id1" draw:start-glue-point="1" draw:end-shape="id5" draw:end-glue-point="0" svg:d="M15000 2550h4950v1950" svg:viewBox="0 0 4951 1951">
          <text:p/>
        </draw:connector>
        <draw:custom-shape draw:style-name="gr5" draw:text-style-name="P6" xml:id="id6" draw:id="id6" draw:layer="layout" svg:width="4.1cm" svg:height="1.9cm" svg:x="3.3cm" svg:y="8cm">
          <text:p text:style-name="P1">Enter</text:p>
          <text:p text:style-name="P1">number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9cm" svg:y1="2.55cm" svg:x2="3.3cm" svg:y2="8.95cm" draw:start-shape="id1" draw:start-glue-point="3" draw:end-shape="id6" draw:end-glue-point="3" svg:d="M10900 2550h-8101v6400h501" svg:viewBox="0 0 8102 6401">
          <text:p/>
        </draw:connector>
        <draw:custom-shape draw:style-name="gr5" draw:text-style-name="P6" xml:id="id7" draw:id="id7" draw:layer="layout" svg:width="4.1cm" svg:height="1.9cm" svg:x="8.2cm" svg:y="7.2cm">
          <text:p text:style-name="P1">Enter</text:p>
          <text:p text:style-name="P1">Number 1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4.1cm" svg:height="1.9cm" svg:x="8.2cm" svg:y="9.7cm">
          <text:p text:style-name="P1">Enter</text:p>
          <text:p text:style-name="P1">Number 2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cm 4.901cm" svg:x1="5.35cm" svg:y1="8cm" svg:x2="8.2cm" svg:y2="8.15cm" draw:start-shape="id6" draw:start-glue-point="0" draw:end-shape="id7" draw:end-glue-point="3" svg:d="M5350 8000v-1301h2350v1451h500" svg:viewBox="0 0 2851 1452">
          <text:p/>
        </draw:connector>
        <draw:connector draw:style-name="gr4" draw:text-style-name="P5" draw:layer="layout" svg:x1="5.35cm" svg:y1="9.9cm" svg:x2="8.2cm" svg:y2="10.65cm" draw:start-shape="id6" draw:start-glue-point="2" draw:end-shape="id8" draw:end-glue-point="3" svg:d="M5350 9900v750h2850" svg:viewBox="0 0 2851 751">
          <text:p/>
        </draw:connector>
        <draw:custom-shape draw:style-name="gr6" draw:text-style-name="P7" xml:id="id9" draw:id="id9" draw:layer="layout" svg:width="4.1cm" svg:height="1.9cm" svg:x="23.3cm" svg:y="4.5cm">
          <text:p text:style-name="P1">Seleccionar</text:p>
          <text:p text:style-name="P1">operació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cm" svg:y1="2.55cm" svg:x2="25.35cm" svg:y2="4.5cm" draw:start-shape="id1" draw:start-glue-point="1" draw:end-shape="id9" draw:end-glue-point="0" svg:d="M15000 2550h10350v1950" svg:viewBox="0 0 10351 19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0:03:49.081755267</meta:creation-date>
    <meta:generator>LibreOffice/6.4.7.2$Linux_X86_64 LibreOffice_project/40$Build-2</meta:generator>
    <dc:date>2024-03-08T10:14:29.406613465</dc:date>
    <meta:editing-duration>PT10M40S</meta:editing-duration>
    <meta:editing-cycles>1</meta:editing-cycles>
    <meta:document-statistic meta:object-count="18"/>
  </office:meta>
</office:document-meta>
</file>